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5000000D71B3CE81F.jpg"/>
  <manifest:file-entry manifest:media-type="image/jpeg" manifest:full-path="Pictures/100000000000013300000090A375D3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break-before="page">
        <style:tab-stops>
          <style:tab-stop style:position="7.997cm"/>
          <style:tab-stop style:position="10.008cm"/>
        </style:tab-stops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master-page-name="Landscape">
      <style:paragraph-properties style:page-number="auto">
        <style:tab-stops>
          <style:tab-stop style:position="7.997cm"/>
          <style:tab-stop style:position="10.008cm"/>
        </style:tab-stops>
      </style:paragraph-properties>
    </style:style>
    <style:style style:name="P7" style:family="paragraph" style:parent-style-name="Standard" style:master-page-name="Standard">
      <style:paragraph-properties style:page-number="auto">
        <style:tab-stops>
          <style:tab-stop style:position="7.997cm"/>
          <style:tab-stop style:position="10.008cm"/>
        </style:tab-stops>
      </style:paragraph-properties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name-asian="Courier New" style:font-size-asian="12pt" style:font-name-complex="Courier New" style:font-size-complex="12pt"/>
    </style:style>
    <style:style style:name="P10" style:family="paragraph" style:parent-style-name="Text_20_body"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1" style:family="paragraph">
      <style:text-properties fo:font-size="10pt" style:font-size-asian="10pt" style:font-size-complex="10pt"/>
    </style:style>
    <style:style style:name="T1" style:family="text">
      <style:text-properties fo:color="#000000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xtklassifikation</text:p>
      <text:p text:style-name="Text_20_body"/>
      <text:p text:style-name="P10">Indizes von der Liste von Merkmalen: <text:span text:style-name="T3">anzahlNebensätze=0;DOT=1;KOM=2;AUS=3;BRACK=4;RBRACK=5;QUES=6;CITE=7;NUMBERwithDOT=8;WORD=9;NL=10;NUMBERrest=11;NUMBERfour=12;Satzlänge=13;Vergangenheit=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088cm" svg:y="-1.506cm" svg:width="4.717cm" svg:height="2.409cm" draw:z-index="2"><draw:image xlink:href="Pictures/10000000000001A5000000D71B3CE81F.jpg" xlink:type="simple" xlink:show="embed" xlink:actuate="onLoad"/></draw:frame><draw:frame draw:style-name="Mfr1" draw:name="Bild2" text:anchor-type="paragraph" svg:x="11.82cm" svg:y="-1.341cm" svg:width="5.096cm" svg:height="2.39cm" draw:z-index="3"><draw:image xlink:href="Pictures/100000000000013300000090A375D39A.jpg" xlink:type="simple" xlink:show="embed" xlink:actuate="onLoad"/></draw:frame></text:p>
      </style:header>
      <style:footer>
        <text:p text:style-name="MP1"><draw:frame text:anchor-type="paragraph" draw:z-index="0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1" draw:style-name="Mgr1" draw:text-style-name="MP2" svg:width="4.869cm" svg:height="1.347cm" svg:x="14.129cm" svg:y="-0.116cm"><draw:text-box><text:p><text:span text:style-name="MT1">Intelligente Systeme</text:span></text:p><text:p><text:span text:style-name="MT1">WS 2015/16</text:span></text:p></draw:text-box></draw:frame><text:page-number text:select-page="current">1</text:page-number> von <text:page-count>1</text:page-count></text:p>
      </style:footer>
    </style:master-page>
    <style:master-page style:name="HTML" style:page-layout-name="Mpm2"/>
    <style:master-page style:name="Landscape" style:page-layout-name="Mpm3">
      <style:header>
        <text:p text:style-name="Header"><draw:frame draw:style-name="Mfr1" draw:name="Grafik7" text:anchor-type="paragraph" svg:x="0.088cm" svg:y="-1.506cm" svg:width="4.717cm" svg:height="2.409cm" draw:z-index="0"><draw:image xlink:href="Pictures/10000000000001A5000000D71B3CE81F.jpg" xlink:type="simple" xlink:show="embed" xlink:actuate="onLoad"/></draw:frame><draw:frame draw:style-name="Mfr2" draw:name="Grafik8" text:anchor-type="paragraph" svg:y="-1.341cm" svg:width="5.096cm" svg:height="2.39cm" draw:z-index="0"><draw:image xlink:href="Pictures/100000000000013300000090A375D39A.jpg" xlink:type="simple" xlink:show="embed" xlink:actuate="onLoad"/></draw:frame></text:p>
      </style:header>
      <style:footer>
        <text:p text:style-name="MP1"><draw:frame text:anchor-type="paragraph" draw:z-index="4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5" draw:style-name="Mgr1" draw:text-style-name="MP2" svg:width="4.869cm" svg:height="1.347cm" svg:x="22.738cm" svg:y="-0.076cm"><draw:text-box><text:p><text:span text:style-name="MT1">Intelligente Systeme</text:span></text:p><text:p><text:span text:style-name="MT1">WS 2015/16</text:span></text:p></draw:text-box></draw:frame><text:page-number text:select-page="current">2</text:page-number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1M50S</meta:editing-duration>
    <meta:editing-cycles>68</meta:editing-cycles>
    <meta:generator>OpenOffice/4.1.1$Win32 OpenOffice.org_project/411m6$Build-9775</meta:generator>
    <dc:date>2015-12-27T17:23:55.75</dc:date>
    <meta:document-statistic meta:table-count="0" meta:image-count="4" meta:object-count="0" meta:page-count="1" meta:paragraph-count="4" meta:word-count="14" meta:character-count="223"/>
    <meta:user-defined meta:name="Info 1"/>
    <meta:user-defined meta:name="Info 2"/>
    <meta:user-defined meta:name="Info 3"/>
    <meta:user-defined meta:name="Info 4"/>
  </office:meta>
</office:document-meta>
</file>